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4</mn>
      </msub>
      <mrow>
        <mi/>
        <mo stretchy="false">=</mo>
        <mi/>
      </mrow>
      <msub>
        <mi>F</mi>
        <mn>4</mn>
      </msub>
      <mrow>
        <mo stretchy="false">(</mo>
        <mrow>
          <mstyle mathvariant="bold">
            <mrow>
              <mi>p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row>
          <mi/>
          <mo stretchy="false">−</mo>
          <mi/>
        </mrow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sub>
        <mrow>
          <mover accent="true">
            <mi>p</mi>
            <mo stretchy="false">̄</mo>
          </mover>
        </mrow>
        <mi>j</mi>
      </msub>
    </mrow>
    <annotation encoding="StarMath 5.0">F_4 `=` F_4 ( bold p , bar bold p , t) `=` - ` sum from j=1 to S p_j {bar p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